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Calibri" fo:font-size="10pt" fo:font-weight="bold" officeooo:rsid="001c0c62" officeooo:paragraph-rsid="001c0c62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Calibri" fo:font-size="10pt" fo:font-weight="bold" officeooo:rsid="0029a3a4" officeooo:paragraph-rsid="0029a3a4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Calibri" fo:font-size="10pt" fo:font-weight="bold" officeooo:rsid="00327370" officeooo:paragraph-rsid="00327370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1c0c62"/>
    </style:style>
    <style:style style:name="P5" style:family="paragraph" style:parent-style-name="Standard">
      <style:paragraph-properties fo:line-height="115%" fo:text-align="justify" style:justify-single-word="false"/>
      <style:text-properties style:font-name="Calibri" fo:font-size="10pt" fo:font-weight="normal" officeooo:rsid="001c0c62" officeooo:paragraph-rsid="003304a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Calibri" fo:font-size="10pt" fo:font-weight="bold" officeooo:rsid="001c0c62" officeooo:paragraph-rsid="003304a6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3304a6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1c0c62"/>
    </style:style>
    <style:style style:name="T1" style:family="text">
      <style:text-properties fo:font-weight="normal" officeooo:rsid="0021f4da" style:font-weight-asian="normal" style:font-weight-complex="normal"/>
    </style:style>
    <style:style style:name="T2" style:family="text">
      <style:text-properties fo:font-weight="normal" officeooo:rsid="0022c29c" style:font-weight-asian="normal" style:font-weight-complex="normal"/>
    </style:style>
    <style:style style:name="T3" style:family="text">
      <style:text-properties fo:font-weight="normal" officeooo:rsid="0026167e" style:font-weight-asian="normal" style:font-weight-complex="normal"/>
    </style:style>
    <style:style style:name="T4" style:family="text">
      <style:text-properties fo:font-weight="normal" officeooo:rsid="0026c2f4" style:font-weight-asian="normal" style:font-weight-complex="normal"/>
    </style:style>
    <style:style style:name="T5" style:family="text">
      <style:text-properties fo:font-weight="normal" officeooo:rsid="002ae041" style:font-weight-asian="normal" style:font-weight-complex="normal"/>
    </style:style>
    <style:style style:name="T6" style:family="text">
      <style:text-properties fo:font-weight="normal" officeooo:rsid="002d3ce7" style:font-weight-asian="normal" style:font-weight-complex="normal"/>
    </style:style>
    <style:style style:name="T7" style:family="text">
      <style:text-properties fo:font-weight="normal" officeooo:rsid="00340d7c" style:font-weight-asian="normal" style:font-weight-complex="normal"/>
    </style:style>
    <style:style style:name="T8" style:family="text">
      <style:text-properties fo:font-weight="normal" officeooo:rsid="00344cad" style:font-weight-asian="normal" style:font-weight-complex="normal"/>
    </style:style>
    <style:style style:name="T9" style:family="text">
      <style:text-properties fo:font-weight="normal" officeooo:rsid="00359df4" style:font-weight-asian="normal" style:font-weight-complex="normal"/>
    </style:style>
    <style:style style:name="T10" style:family="text">
      <style:text-properties style:font-name="Calibri" fo:font-size="10pt" fo:font-weight="bold" officeooo:rsid="001c0c62" style:font-size-asian="10pt" style:font-weight-asian="bold" style:font-size-complex="10pt" style:font-weight-complex="bold"/>
    </style:style>
    <style:style style:name="T11" style:family="text">
      <style:text-properties style:font-name="Calibri" fo:font-size="10pt" fo:font-weight="normal" officeooo:rsid="001c0c62" style:font-size-asian="10pt" style:font-weight-asian="normal" style:font-size-complex="10pt" style:font-weight-complex="normal"/>
    </style:style>
    <style:style style:name="T12" style:family="text">
      <style:text-properties style:font-name="Calibri" fo:font-size="10pt" fo:font-weight="normal" officeooo:rsid="002024bf" style:font-size-asian="10pt" style:font-weight-asian="normal" style:font-size-complex="10pt" style:font-weight-complex="normal"/>
    </style:style>
    <style:style style:name="T13" style:family="text">
      <style:text-properties style:font-name="Calibri" fo:font-size="10pt" fo:font-weight="normal" officeooo:rsid="001d0945" style:font-size-asian="10pt" style:font-weight-asian="normal" style:font-size-complex="10pt" style:font-weight-complex="normal"/>
    </style:style>
    <style:style style:name="T14" style:family="text">
      <style:text-properties style:font-name="Calibri" fo:font-size="10pt" fo:font-weight="normal" officeooo:rsid="002d3ce7" style:font-size-asian="10pt" style:font-weight-asian="normal" style:font-size-complex="10pt" style:font-weight-complex="normal"/>
    </style:style>
    <style:style style:name="T15" style:family="text">
      <style:text-properties style:font-name="Calibri" fo:font-size="10pt" fo:font-weight="normal" officeooo:rsid="001d1b3d" style:font-size-asian="10pt" style:font-weight-asian="normal" style:font-size-complex="10pt" style:font-weight-complex="normal"/>
    </style:style>
    <style:style style:name="T16" style:family="text">
      <style:text-properties style:font-name="Calibri" fo:font-size="10pt" fo:font-weight="normal" officeooo:rsid="001e3f49" style:font-size-asian="10pt" style:font-weight-asian="normal" style:font-size-complex="10pt" style:font-weight-complex="normal"/>
    </style:style>
    <style:style style:name="T17" style:family="text">
      <style:text-properties style:font-name="Calibri" fo:font-size="10pt" fo:font-weight="normal" officeooo:rsid="0020de9b" style:font-size-asian="10pt" style:font-weight-asian="normal" style:font-size-complex="10pt" style:font-weight-complex="normal"/>
    </style:style>
    <style:style style:name="T18" style:family="text">
      <style:text-properties style:font-name="Calibri" fo:font-size="10pt" fo:font-weight="normal" officeooo:rsid="0021f4da" style:font-size-asian="10pt" style:font-weight-asian="normal" style:font-size-complex="10pt" style:font-weight-complex="normal"/>
    </style:style>
    <style:style style:name="T19" style:family="text">
      <style:text-properties style:font-name="Calibri" fo:font-size="10pt" fo:font-weight="normal" officeooo:rsid="002ae041" style:font-size-asian="10pt" style:font-weight-asian="normal" style:font-size-complex="10pt" style:font-weight-complex="normal"/>
    </style:style>
    <style:style style:name="T20" style:family="text">
      <style:text-properties style:font-name="Calibri" fo:font-size="10pt" fo:font-weight="normal" officeooo:rsid="002ba7a1" style:font-size-asian="10pt" style:font-weight-asian="normal" style:font-size-complex="10pt" style:font-weight-complex="normal"/>
    </style:style>
    <style:style style:name="T21" style:family="text">
      <style:text-properties style:font-name="Calibri" fo:font-size="10pt" fo:font-weight="normal" officeooo:rsid="002f14f8" style:font-size-asian="10pt" style:font-weight-asian="normal" style:font-size-complex="10pt" style:font-weight-complex="normal"/>
    </style:style>
    <style:style style:name="T22" style:family="text">
      <style:text-properties officeooo:rsid="003304a6"/>
    </style:style>
    <style:style style:name="T23" style:family="text">
      <style:text-properties officeooo:rsid="00344c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co de Dados I – Projeto final</text:p>
      <text:p text:style-name="P3">PARTE - I</text:p>
      <text:p text:style-name="P1">a) (artefato do tipo texto)</text:p>
      <text:p text:style-name="P4"><text:span text:style-name="T10"><text:tab/></text:span><text:span text:style-name="T11">O sistema abordado será de um gran</text:span><text:span text:style-name="T12">de </text:span><text:span text:style-name="T11">supermercado </text:span><text:span text:style-name="T13">que precisa que seu sistema seja unificado para a</text:span><text:span text:style-name="T14">gilizar</text:span><text:span text:style-name="T13"> a organização e gerenciamento, </text:span><text:span text:style-name="T14">além de aumentar a segurança da empresa</text:span><text:span text:style-name="T15">. Empresas que possuem grande porte precisam que o gereciamento e tudo que ocorra d</text:span><text:span text:style-name="T14">entro de seu ambiente</text:span><text:span text:style-name="T15"> seja controlado por um sistema que os ajudem a manter </text:span><text:span text:style-name="T14">seu negócio</text:span><text:span text:style-name="T15"> funcionando. São muitas mudanças, entradas e saídas, gerenciamento de produtos e pessoas, </text:span><text:span text:style-name="T14">entre outros fatores presentes em empresas </text:span><text:span text:style-name="T15">d</text:span><text:span text:style-name="T14">e</text:span><text:span text:style-name="T15"> larga escala. Sem um sistema automatizado, </text:span><text:span text:style-name="T14">manter o negócio funcinando é quase impossível</text:span><text:span text:style-name="T15">. </text:span><text:span text:style-name="T14">Com esse sistema, s</text:span><text:span text:style-name="T15">erá possível o gerenciamento de produtos podendo ser mantido dados sobre eles como nome, quantidade, descrição sobre o mesmo e entre outras coisas. Os fornecedores </text:span><text:span text:style-name="T16">terão também seus dados mantidos como </text:span><text:span text:style-name="T14">Cadastro Nacional da Pessoa Jurídica</text:span><text:span text:style-name="T16">, nome fantasia, endereço e também quais produtos estão fornecendo </text:span><text:span text:style-name="T12">à</text:span><text:span text:style-name="T16"> empresa, </text:span><text:span text:style-name="T12">a priori essas duas tabelas estarão relacionadas já que muitos produtos poderão ser fornecidos por vários forncedores e é importante que esse controle seja estabelecido.</text:span></text:p>
      <text:p text:style-name="P4"><text:span text:style-name="T12"><text:tab/>Cada produto será separado por categorias, pois serão muitos produtos e </text:span><text:span text:style-name="T17">de </text:span><text:span text:style-name="T12">diversos </text:span><text:span text:style-name="T17">tipos</text:span><text:span text:style-name="T12"> que estar</text:span><text:span text:style-name="T17">ão</text:span><text:span text:style-name="T12"> ali presentes. O tipo será dado por um </text:span><text:span text:style-name="T14">código de </text:span><text:span text:style-name="T12">I</text:span><text:span text:style-name="T14">D, presente</text:span><text:span text:style-name="T12"> na tabela </text:span><text:span text:style-name="T14">[</text:span><text:span text:style-name="T12">produto</text:span><text:span text:style-name="T14">],</text:span><text:span text:style-name="T12"> que irá referenciar a tabela categorias </text:span><text:span text:style-name="T17">separados em comida, eletrodomésticos, entre outros que a empresa necessitar. Haverá também a tabela estoque, pois, <text:s/></text:span><text:span text:style-name="T18">o supermercado terá que manter também informações de todos os produtos ali presentes e disponíveis para a reposição das prateleiras e saber também se o produto está em falta ou não. </text:span><text:span text:style-name="T14">Também estará presente a</text:span><text:span text:style-name="T18"> tabela com as informações do clientes que possuírem o <text:s/>cartão do supermercado, sendo as informações todas as necessárias para que seja segura essa aquisição do cartão tanto para a empresa quanto para o cliente, como nome, C</text:span><text:span text:style-name="T14">PF</text:span><text:span text:style-name="T18">, endereço, contato entre outros dados necessários e/ou possíveis.</text:span></text:p>
      <text:p text:style-name="P1"><text:span text:style-name="T1"><text:tab/>Os cartões também ter</text:span><text:span text:style-name="T2">ão </text:span><text:span text:style-name="T1">a própria tabela para que a organização seja maior e </text:span><text:span text:style-name="T2">seja possível guardar informações <text:s/>do cartão como </text:span><text:span text:style-name="T5">proprietário</text:span><text:span text:style-name="T2">, números do cartão, data de </text:span><text:span text:style-name="T3">validade e sua situação atual </text:span><text:span text:style-name="T6">(</text:span><text:span text:style-name="T3">se o cartão está dísponível para uso ou se está bloqueado</text:span><text:span text:style-name="T6">)</text:span><text:span text:style-name="T3">. As vendas serão registradas também </text:span><text:span text:style-name="T4">em uma tabela, indicando a saída do</text:span><text:span text:style-name="T5">s</text:span><text:span text:style-name="T4"> produto</text:span><text:span text:style-name="T5">s para que a empresa possua o controle e saiba quanto está vendendo de cada produto e, obviamente, para manter o controle sobre sua mercadoria e lucro. Além de ser armazenado o tipo de venda, se foi no débito, crédito, cartão da empresa ou no dinheiro mesmo e as datas em que as vendas foram efetuadas também constaram na tabela ( assim como todas as outras tabelas que terão as colunas “created_at” e “updated_at” e outras colunas podem aparecer, caso necessário.</text:span></text:p>
      <text:p text:style-name="P4"><text:span text:style-name="T19"><text:tab/></text:span><text:span text:style-name="T20">Os funcionários também estarão representados em uma tabela, pois o sistema será capaz de gerenciar os funcionários e os seus dados, seja nome, Registro Geral, Cadastro de Pessoa Física, endereço, salário </text:span><text:span text:style-name="T21">ou</text:span><text:span text:style-name="T20"> o seu cargo. E esse cargo será organizado em outra tabela onde teremos, gerente, caixa, administrador e a</text:span><text:span text:style-name="T21">s demais funções presentes na empresa</text:span><text:span text:style-name="T20">, c</text:span><text:span text:style-name="T21">omo também o</text:span><text:span text:style-name="T20"> setor </text:span><text:span text:style-name="T21">no qual </text:span><text:span text:style-name="T20">ele está localizado. </text:span><text:span text:style-name="T21">Ademais, na tabela [funcionários],</text:span><text:span text:style-name="T20"> tudo será herdado de uma entidade maior que será a entidade Pessoa onde uma pessoa é um funcionário e ele terá um cargo associado, podendo ser parcial ou total. O gerenciamento de setores e cargos será possível ser feito pelo sistema, seja a saída de funcionários, entrada de novos funcionários ou somente a troca de setores que ocorrem dentro da empresa com as mudanças de cargos e salários previstas, podendo assim obter uma boa gestão.</text:span></text:p>
      <text:p text:style-name="P4"><text:span text:style-name="T20"><text:tab/>Em suma o sistema será unificado, capaz de gerenciar os produtos da empresa, categorizá-los e manter o controle de quem são os fornecedores e de quais produtos. O estoque t</text:span><text:span text:style-name="T21">erá suas entradas e saídas</text:span><text:span text:style-name="T20"> gerenciada</text:span><text:span text:style-name="T21">s</text:span><text:span text:style-name="T20">, já que a reposição de prateleiras sempre ocorrerá e é preciso um s</text:span><text:span text:style-name="T21">istema para auxiliar neste processo</text:span><text:span text:style-name="T20">. Será possível manter informações de quem são os clientes e o sobre os seus cartões, </text:span><text:span text:style-name="T21">além da possibilidade de</text:span><text:span text:style-name="T20"> gerenciar funcionários e suas alterações na empresa (como cargo, salário ou setor</text:span><text:span text:style-name="T21">)</text:span><text:span text:style-name="T20">. Além de </text:span><text:span text:style-name="T21">que os </text:span><text:span text:style-name="T20">dados sobre o funcionário p</text:span><text:span text:style-name="T21">odem</text:span><text:span text:style-name="T20"> serem usados caso necessário pela empresa, </text:span><text:span text:style-name="T14">ainda mantendo o contole de quem são eles e quais são suas respectivas funções e responsabilidades dentro da empresa.</text:span></text:p>
      <text:p text:style-name="P4"><text:span text:style-name="T14"/></text:p>
      <text:p text:style-name="P6"><text:span text:style-name="T22">d</text:span>) (artefato do tipo texto)</text:p>
      <text:p text:style-name="P5"><text:tab/><text:span text:style-name="T23">A forma normal é uma parte do processo chamado de normalização de dados para fins de planejamentos de banco de dados em computação onde é analisado a melhor forma para se estruturar os dados e assim torná-los íntegros e exclusivos, evitando sobrecargas no sistema de gerenciamento de banco de dados(SGBD) e até repetições desnecessárias.</text:span></text:p>
      <text:p text:style-name="P6"><text:tab/><text:span text:style-name="T7">As tabelas encontram-se normalizadas na 3 Forma Normal onde </text:span><text:span text:style-name="T8">está na 2FN e nenhuma coluna não-chave depende de outra coluna não-chave.</text:span></text:p>
      <text:p text:style-name="P6"><text:soft-page-break/><text:span text:style-name="T8"><text:tab/>Não há atributos que são funcionalmente dependentes de outros atributos não chave, considerando todas as tabelas Categoria, Produtos, Estoque, Fornecedores, Clientes, Cartões, Fechamentos, Pessoa, Funcionários, Cargos, </text:span><text:span text:style-name="T9">já que em todos os casos são dependentes da chave primária da tabela.</text:span></text:p>
      <text:p text:style-name="P7"><text:span text:style-name="T10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6T18:39:30.851000000</meta:creation-date>
    <dc:date>2019-11-28T18:53:53.876000000</dc:date>
    <meta:editing-duration>PT40M5S</meta:editing-duration>
    <meta:editing-cycles>7</meta:editing-cycles>
    <meta:generator>LibreOffice/6.3.1.2$Windows_X86_64 LibreOffice_project/b79626edf0065ac373bd1df5c28bd630b4424273</meta:generator>
    <meta:document-statistic meta:table-count="0" meta:image-count="0" meta:object-count="0" meta:page-count="2" meta:paragraph-count="13" meta:word-count="826" meta:character-count="5171" meta:non-whitespace-character-count="4344"/>
  </office:meta>
</office:document-meta>
</file>